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e05f6" officeooo:paragraph-rsid="000e05f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0923cb" officeooo:paragraph-rsid="000923c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1340b3" officeooo:paragraph-rsid="001340b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normal" officeooo:rsid="001340b3" officeooo:paragraph-rsid="001340b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9644e" officeooo:paragraph-rsid="0019644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923cb" officeooo:paragraph-rsid="000923c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0923cb" officeooo:paragraph-rsid="000923cb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923cb" officeooo:paragraph-rsid="001967b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423ef" officeooo:paragraph-rsid="001423e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423ef" officeooo:paragraph-rsid="001a0c2b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423ef" officeooo:paragraph-rsid="001b5db4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e05f6" officeooo:paragraph-rsid="000e05f6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967b0" officeooo:paragraph-rsid="0013c7e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967b0" officeooo:paragraph-rsid="001967b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967b0" officeooo:paragraph-rsid="001a0c2b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967b0" officeooo:paragraph-rsid="001b5db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3c7ef" officeooo:paragraph-rsid="0013c7ef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b5db4" officeooo:paragraph-rsid="001b5db4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759f" officeooo:paragraph-rsid="0009759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967b0" officeooo:paragraph-rsid="001967b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967b0" officeooo:paragraph-rsid="001a0c2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967b0" officeooo:paragraph-rsid="001b5db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9644e" officeooo:paragraph-rsid="0019644e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9644e" officeooo:paragraph-rsid="0019644e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3c7ef" officeooo:paragraph-rsid="0019644e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officeooo:rsid="0009759f" officeooo:paragraph-rsid="0009759f" style:font-size-asian="16pt" style:font-size-complex="16pt"/>
    </style:style>
    <style:style style:name="T1" style:family="text">
      <style:text-properties officeooo:rsid="000d568f"/>
    </style:style>
    <style:style style:name="T2" style:family="text">
      <style:text-properties officeooo:rsid="000e05f6"/>
    </style:style>
    <style:style style:name="T3" style:family="text">
      <style:text-properties officeooo:rsid="0013c7ef"/>
    </style:style>
    <style:style style:name="T4" style:family="text">
      <style:text-properties officeooo:rsid="001423ef"/>
    </style:style>
    <style:style style:name="T5" style:family="text">
      <style:text-properties officeooo:rsid="00149ee1"/>
    </style:style>
    <style:style style:name="T6" style:family="text">
      <style:text-properties officeooo:rsid="0019644e"/>
    </style:style>
    <style:style style:name="T7" style:family="text">
      <style:text-properties officeooo:rsid="001a0c2b"/>
    </style:style>
    <style:style style:name="T8" style:family="text">
      <style:text-properties officeooo:rsid="001b5db4"/>
    </style:style>
    <style:style style:name="T9" style:family="text">
      <style:text-properties officeooo:rsid="001dd70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dd70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05f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écification <text:span text:style-name="T1">fonctionnelle</text:span></text:p>
      <text:p text:style-name="P8"/>
      <text:p text:style-name="P7">Projet « <text:span text:style-name="T6">Base de données de gestion des films</text:span> »</text:p>
      <text:p text:style-name="P8"/>
      <text:p text:style-name="P8"/>
      <text:p text:style-name="P8"/>
      <text:p text:style-name="P3"><text:span text:style-name="T3">1</text:span>. <text:span text:style-name="T2">Fonctionnalités</text:span></text:p>
      <text:p text:style-name="P3"/>
      <text:p text:style-name="P4">Page d’accueil</text:p>
      <text:p text:style-name="P5"/>
      <text:p text:style-name="P6">Elle comprend un menu transparent qui se trouve en haut de page et qui reste visible . Il comprend :</text:p>
      <text:p text:style-name="P6">En version mobile : </text:p>
      <text:p text:style-name="P6">- une îcone « clap de cinéma » à gauche</text:p>
      <text:p text:style-name="P6">- un menu hamburger à droite</text:p>
      <text:p text:style-name="P6">En version desktop :</text:p>
      <text:p text:style-name="P6">- une icône « clap de cinéma » à gauche</text:p>
      <text:p text:style-name="P6">- Le menu vers la droite avec les options suivantes :</text:p>
      <text:list xml:id="list3050326087" text:style-name="L1">
        <text:list-item>
          <text:p text:style-name="P25">Voir</text:p>
        </text:list-item>
        <text:list-item>
          <text:p text:style-name="P25">Ajouter</text:p>
        </text:list-item>
        <text:list-item>
          <text:p text:style-name="P25">Modifier</text:p>
        </text:list-item>
        <text:list-item>
          <text:p text:style-name="P25">Noter</text:p>
        </text:list-item>
      </text:list>
      <text:p text:style-name="P26"/>
      <text:p text:style-name="P21">Menu Voir</text:p>
      <text:p text:style-name="P18"/>
      <text:p text:style-name="P15">Liste le contenu de la base de données en affichant les jaquettes.</text:p>
      <text:p text:style-name="P18"/>
      <text:p text:style-name="P15">L’affichage est le même en version Desktop et Mobile, seule le nombre de colonnes change : 2 colonnes en version Mobile et 4 colonnes en version Desktop.</text:p>
      <text:p text:style-name="P14"/>
      <text:p text:style-name="P15">Quand l’utilisateur clique sur l’image les informations du film s’affiche dans une fenêtre modale.</text:p>
      <text:p text:style-name="P9"/>
      <text:p text:style-name="P21">Menu Ajouter</text:p>
      <text:p text:style-name="P10"/>
      <text:p text:style-name="P15">Affiche un formulaire <text:span text:style-name="T7">avec un bouton « Submit » </text:span>qui permet d’<text:span text:style-name="T7">ajouter un nouveau film dans la base de données</text:span></text:p>
      <text:p text:style-name="P15"/>
      <text:p text:style-name="P22"><text:soft-page-break/>Menu <text:span text:style-name="T7">Modifier</text:span></text:p>
      <text:p text:style-name="P11"/>
      <text:p text:style-name="P19">Affiche une liste de tous les films et permet de sélectionner un film pour le modifier.</text:p>
      <text:p text:style-name="P16">Affiche un formulaire <text:span text:style-name="T7">avec un bouton « Submit » </text:span>qui permet <text:span text:style-name="T8">de modifier les différents champs .</text:span></text:p>
      <text:p text:style-name="P16"/>
      <text:p text:style-name="P23">Menu <text:span text:style-name="T8">Noter</text:span></text:p>
      <text:p text:style-name="P12"/>
      <text:p text:style-name="P19">Affiche une liste de tous les films et permet de sélectionner un film pour le noter.</text:p>
      <text:p text:style-name="P17">Affiche un formulaire <text:span text:style-name="T7">avec un bouton « Submit » </text:span>qui permet <text:span text:style-name="T8">de mettre une <text:s text:c="4"/></text:span></text:p>
      <text:p text:style-name="P19">note à un film.</text:p>
      <text:p text:style-name="P19"/>
      <text:p text:style-name="P16"/>
      <text:p text:style-name="P27"><text:span text:style-name="T11">2.</text:span><text:span text:style-name="T10"> </text:span><text:span text:style-name="T12">Livrables</text:span></text:p>
      <text:p text:style-name="P20"/>
      <text:p text:style-name="P13">Spécification<text:span text:style-name="T4">s</text:span> technique<text:span text:style-name="T4">s</text:span> </text:p>
      <text:p text:style-name="P13">Spécification<text:span text:style-name="T4">s</text:span> fonctionnelle<text:span text:style-name="T4">s</text:span> </text:p>
      <text:p text:style-name="P13">Wireframe </text:p>
      <text:p text:style-name="P13">Zonning </text:p>
      <text:p text:style-name="P13">Mockup </text:p>
      <text:p text:style-name="P13">Code <text:span text:style-name="T4">source</text:span></text:p>
      <text:p text:style-name="P1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2-03T09:35:43.833759488</dc:date>
    <meta:editing-duration>PT50M36S</meta:editing-duration>
    <meta:editing-cycles>10</meta:editing-cycles>
    <meta:document-statistic meta:table-count="0" meta:image-count="0" meta:object-count="0" meta:page-count="2" meta:paragraph-count="35" meta:word-count="248" meta:character-count="1363" meta:non-whitespace-character-count="1143"/>
  </office:meta>
</office:document-meta>
</file>